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008094477918674076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05990306212126853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157994946292317533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2T08:24:23.78</dc:date>
    <dc:creator>James Lombardi</dc:creator>
    <meta:editing-duration>PT18H27M53S</meta:editing-duration>
    <meta:editing-cycles>97</meta:editing-cycles>
    <meta:document-statistic meta:table-count="0" meta:image-count="0" meta:object-count="0" meta:page-count="11" meta:paragraph-count="328" meta:word-count="3597" meta:character-count="18320"/>
  </office:meta>
</office:document-meta>
</file>